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2.6402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9098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ccount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ount_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  <table:table-cell office:value-type="string" calcext:value-type="string">
            <text:p>Previous_Statement_Balance</text:p>
          </table:table-cell>
          <table:table-cell office:value-type="string" calcext:value-type="string">
            <text:p>Principal_Balance</text:p>
          </table:table-cell>
          <table:table-cell office:value-type="string" calcext:value-type="string">
            <text:p>Accrued_Interest</text:p>
          </table:table-cell>
          <table:table-cell/>
        </table:table-row>
        <table:table-row table:style-name="ro1">
          <table:table-cell office:value-type="string" calcext:value-type="string">
            <text:p>Checking</text:p>
          </table:table-cell>
          <table:table-cell table:formula="of:=2424.62 + 450*4" office:value-type="float" office:value="4224.62" calcext:value-type="float">
            <text:p>4224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hecking</text:p>
          </table:table-cell>
          <table:table-cell table:number-columns-repeated="8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430.27" calcext:value-type="float">
            <text:p>430.2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redit</text:p>
          </table:table-cell>
          <table:table-cell office:value-type="float" office:value="20230103" calcext:value-type="float">
            <text:p>20230103</text:p>
          </table:table-cell>
          <table:table-cell office:value-type="string" calcext:value-type="string">
            <text:p>Compound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float" office:value="7351.2" calcext:value-type="float">
            <text:p>7351.2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oan A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46.18" calcext:value-type="float">
            <text:p>4746.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B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919.55" calcext:value-type="float">
            <text:p>1919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C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4726.68" calcext:value-type="float">
            <text:p>4726.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D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1823.31" calcext:value-type="float">
            <text:p>1823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n 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0903" calcext:value-type="float">
            <text:p>20230903</text:p>
          </table:table-cell>
          <table:table-cell office:value-type="string" calcext:value-type="string">
            <text:p>Simple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dai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3359.17" calcext:value-type="float">
            <text:p>3359.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Debt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oan</text:p>
          </table:table-cell>
          <table:table-cell office:value-type="float" office:value="20231015" calcext:value-type="float">
            <text:p>20231015</text:p>
          </table:table-cell>
          <table:table-cell office:value-type="string" calcext:value-type="string">
            <text:p>Simpl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ai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7"/>
          <table:table-cell table:style-name="ce2"/>
          <table:table-cell table:number-columns-repeated="6"/>
        </table:table-row>
      </table:table>
      <table:table table:name="BudgetSet" table:style-name="ta1">
        <table:table-column table:style-name="co3" table:number-columns-repeated="5" table:default-cell-style-name="Default"/>
        <table:table-column table:style-name="co13" table:default-cell-style-name="Default"/>
        <table:table-column table:style-name="co3" table:default-cell-style-name="ce5"/>
        <table:table-column table:style-name="co14" table:default-cell-style-name="ce5"/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Default" office:value-type="string" calcext:value-type="string">
            <text:p>Deferrable</text:p>
          </table:table-cell>
          <table:table-cell table:style-name="Default" office:value-type="string" calcext:value-type="string">
            <text:p>Partial_Payment_Allowed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615" calcext:value-type="float">
            <text:p>20230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employment incom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od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nt (July is last month in current place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r Insuranc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63.09" calcext:value-type="float">
            <text:p>163.09</text:p>
          </table:table-cell>
          <table:table-cell office:value-type="string" calcext:value-type="string">
            <text:p>Phone Bill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et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lu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BO Max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ym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otify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s and bu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1231" calcext:value-type="float">
            <text:p>2023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health insuranc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ie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table:style-name="ce4" office:value-type="float" office:value="20230427" calcext:value-type="float">
            <text:p>20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EMT clas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3">
          <table:table-cell office:value-type="float" office:value="20230628" calcext:value-type="float">
            <text:p>20230628</text:p>
          </table:table-cell>
          <table:table-cell office:value-type="float" office:value="20231215" calcext:value-type="float">
            <text:p>202312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emiweekl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MT income (work for 6 months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801" calcext:value-type="float">
            <text:p>20230801</text:p>
          </table:table-cell>
          <table:table-cell office:value-type="float" office:value="20240228" calcext:value-type="float">
            <text:p>20240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ent (santa cruz 7 months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40301" calcext:value-type="float">
            <text:p>20240301</text:p>
          </table:table-cell>
          <table:table-cell office:value-type="float" office:value="20241231" calcext:value-type="float">
            <text:p>2024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miweek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come (new tech job march 2024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40401" calcext:value-type="float">
            <text:p>20240401</text:p>
          </table:table-cell>
          <table:table-cell office:value-type="float" office:value="20241231" calcext:value-type="float">
            <text:p>2024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nt (w james and panda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40401" calcext:value-type="float">
            <text:p>20240401</text:p>
          </table:table-cell>
          <table:table-cell office:value-type="float" office:value="20241231" calcext:value-type="float">
            <text:p>2024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tilities (w james and panda)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230328" calcext:value-type="float">
            <text:p>20230328</text:p>
          </table:table-cell>
          <table:table-cell office:value-type="float" office:value="20230731" calcext:value-type="float">
            <text:p>20230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cyclical billing total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MemoRuleSe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income.*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bil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 insura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and bu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max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u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rent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ical billing total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02:08.643000000</meta:creation-date>
    <meta:generator>LibreOffice/7.4.1.2$Windows_X86_64 LibreOffice_project/3c58a8f3a960df8bc8fd77b461821e42c061c5f0</meta:generator>
    <dc:date>2023-03-30T18:10:45.611000000</dc:date>
    <meta:editing-duration>P1DT23H8M38S</meta:editing-duration>
    <meta:editing-cycles>2</meta:editing-cycles>
    <meta:document-statistic meta:table-count="3" meta:cell-count="364" meta:object-count="0"/>
  </office:meta>
</office:document-meta>
</file>